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none"/>
    </style:style>
    <style:style style:name="Tabe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none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none"/>
    </style:style>
    <style:style style:name="Tabela1.B3" style:family="table-cell">
      <style:table-cell-properties fo:padding="0.097cm" fo:border-left="0.05pt solid #000000" fo:border-right="0.05pt solid #000000" fo:border-top="none" fo:border-bottom="none"/>
    </style:style>
    <style:style style:name="Tabela1.A5" style:family="table-cell">
      <style:table-cell-properties fo:padding="0.097cm" fo:border-left="0.05pt solid #000000" fo:border-right="none" fo:border-top="none" fo:border-bottom="none"/>
    </style:style>
    <style:style style:name="Tabela1.B5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7f5d"/>
    </style:style>
    <style:style style:name="P2" style:family="paragraph" style:parent-style-name="Standard">
      <style:paragraph-properties fo:line-height="100%"/>
      <style:text-properties officeooo:paragraph-rsid="000d7f5d"/>
    </style:style>
    <style:style style:name="P3" style:family="paragraph" style:parent-style-name="Standard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.499cm" loext:contextual-spacing="false" fo:line-height="150%"/>
    </style:style>
    <style:style style:name="P5" style:family="paragraph" style:parent-style-name="Header">
      <style:paragraph-properties fo:text-align="center" style:justify-single-word="false"/>
      <style:text-properties officeooo:rsid="000dc5cf" officeooo:paragraph-rsid="000dc5cf"/>
    </style:style>
    <style:style style:name="P6" style:family="paragraph" style:parent-style-name="Tabele_20_3" style:list-style-name="tabele_20_3"/>
    <style:style style:name="P7" style:family="paragraph" style:parent-style-name="wiersz_20_1">
      <style:paragraph-properties fo:break-before="column"/>
    </style:style>
    <style:style style:name="P8" style:family="paragraph" style:parent-style-name="wiersz_20_4">
      <style:paragraph-properties fo:margin-top="0cm" fo:margin-bottom="0.499cm" loext:contextual-spacing="false"/>
      <style:text-properties officeooo:paragraph-rsid="000d7f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mat:</text:span> <text:span text:style-name="T2">Zadania poezji i role poety. Zinterpretuj i porównaj podane teksty Czesława Miłosza i Ernesta Brylla, uwzględniając wybrane konteksty literackie oraz ukształtowanie artystyczne obu tekstów.</text:span></text:p>
      <text:section text:style-name="Sect1" text:name="Sekcja1">
        <text:p text:style-name="wiersz_20_1">Czesław Miłosz (1911-2004)</text:p>
        <text:p text:style-name="P1"/>
        <text:p text:style-name="wiersz_20_2">Który skrzywdziłeś</text:p>
        <text:p text:style-name="P2"/>
        <text:p text:style-name="P2">Który skrzywdziłeś człowieka prostego</text:p>
        <text:p text:style-name="P2">Śmiechem nad krzywdą jego wybuchając,</text:p>
        <text:p text:style-name="P2">Gromadę błaznów koło siebie mając</text:p>
        <text:p text:style-name="P2">Na pomieszanie dobrego i złego,</text:p>
        <text:p text:style-name="P2">Choćby przed tobą wszyscy się skłonili</text:p>
        <text:p text:style-name="P2">Cnotę i mądrość tobie przypisując,</text:p>
        <text:p text:style-name="P2">Złote medale na twoją cześć kując,</text:p>
        <text:p text:style-name="P2">Radzi że jeszcze jeden dzień przeżyli,</text:p>
        <text:p text:style-name="P2"/>
        <text:p text:style-name="P2">Nie bądź bezpieczny. Poeta pamięta</text:p>
        <text:p text:style-name="P2">Możesz go zabić - narodzi się nowy.</text:p>
        <text:p text:style-name="P2">Spisane będą czyny i rozmowy.</text:p>
        <text:p text:style-name="P2"/>
        <text:p text:style-name="P2">Lepszy dla ciebie byłby świt zimowy</text:p>
        <text:p text:style-name="P2">I sznur i gałąź pod ciężarem zgięta.</text:p>
        <text:p text:style-name="P2"/>
        <text:p text:style-name="wiersz_20_4">Washington D.C., 1950 (Światło dzienne, 1953)</text:p>
        <text:p text:style-name="P1"/>
        <text:p text:style-name="P1"/>
        <text:p text:style-name="P7">Ernest Bryll (ur. 1935)</text:p>
        <text:p text:style-name="P1"/>
        <text:p text:style-name="wiersz_20_2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8">Zwierzątko, 1975</text:p>
      </text:section>
      <text:p text:style-name="P3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ela_20_1">Miłosz, Który skrzywdziłeś</text:p>
          </table:table-cell>
          <table:table-cell table:style-name="Tabela1.B1" office:value-type="string">
            <text:p text:style-name="Tabela_20_1">Bryll, Ten, który...</text:p>
          </table:table-cell>
        </table:table-row>
        <table:table-row>
          <table:table-cell table:style-name="Tabela1.A2" table:number-columns-spanned="2" office:value-type="string">
            <text:p text:style-name="Tabela_20_2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674245468" text:style-name="tabele_20_3">
              <text:list-item>
                <text:p text:style-name="P6">pewny własnej wartości roli poeta;</text:p>
              </text:list-item>
              <text:list-item>
                <text:p text:style-name="P6">obserwator i krytyk piętnujący zło;</text:p>
              </text:list-item>
              <text:list-item>
                <text:p text:style-name="P6">osoba zaangażowana;</text:p>
              </text:list-item>
            </text:list>
          </table:table-cell>
          <table:table-cell table:style-name="Tabela1.B3" office:value-type="string">
            <text:list xml:id="list1842077381" text:style-name="tabele_20_3">
              <text:list-item>
                <text:p text:style-name="P6">racjonalista odrzucający idealizowanie rzeczywistości;</text:p>
              </text:list-item>
              <text:list-item>
                <text:p text:style-name="P6">ironiczny, sarkastyczny krytyk;</text:p>
              </text:list-item>
              <text:list-item>
                <text:p text:style-name="P6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abela_20_2">Adresat liryczny</text:p>
          </table:table-cell>
          <table:covered-table-cell/>
        </table:table-row>
        <table:table-row>
          <table:table-cell table:style-name="Tabela1.A5" office:value-type="string">
            <text:list xml:id="list93958480923153" text:continue-numbering="true" text:style-name="tabele_20_3">
              <text:list-item>
                <text:p text:style-name="P6">człowiek lekceważący człowieka i normy moralne;</text:p>
              </text:list-item>
              <text:list-item>
                <text:p text:style-name="P6">tyran, zadufany w sobie, pyszny i dumny władca;</text:p>
              </text:list-item>
            </text:list>
          </table:table-cell>
          <table:table-cell table:style-name="Tabela1.B5" office:value-type="string">
            <text:list xml:id="list93957049859109" text:continue-numbering="true" text:style-name="tabele_20_3">
              <text:list-item>
                <text:p text:style-name="P6">retoryczne "my", czyli "wy" - podm. zdystansowany!</text:p>
              </text:list-item>
              <text:list-item>
                <text:p text:style-name="P6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abela_20_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93956944519687" text:continue-numbering="true" text:style-name="tabele_20_3">
              <text:list-item>
                <text:p text:style-name="P6">spersonalizowany (2 os. lp.) - wzmocnienie groźby;</text:p>
              </text:list-item>
              <text:list-item>
                <text:p text:style-name="P6">strachem podporządkowuje sobie innych;</text:p>
              </text:list-item>
              <text:list-item>
                <text:p text:style-name="P6">poddańczo wychwalany i idealizowany;</text:p>
              </text:list-item>
            </text:list>
          </table:table-cell>
          <table:table-cell table:style-name="Tabela1.B7" office:value-type="string">
            <text:list xml:id="list93958483464718" text:continue-numbering="true" text:style-name="tabele_20_3">
              <text:list-item>
                <text:p text:style-name="P6">uprzedmiotowiony (3 os.) - niedosięgły; cyniczny i szyderczy manipulator; gardzi człowiekiem i prawdą;</text:p>
              </text:list-item>
              <text:list-item>
                <text:p text:style-name="P6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ela_20_2" style:display-name="Tabela 2" style:family="paragraph" style:parent-style-name="Standard">
      <style:paragraph-properties style:writing-mode="page"/>
      <style:text-properties fo:font-size="11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iersz_20_1" style:display-name="wiersz 1" style:family="paragraph" style:parent-style-name="Standard">
      <loext:graphic-properties draw:fill="none"/>
      <style:paragraph-properties fo:background-color="transparent" style:shadow="none" style:writing-mode="page">
        <style:tab-stops/>
      </style:paragraph-properties>
      <style:text-properties fo:font-size="12pt" fo:font-weight="bold" style:font-size-asian="13pt" style:font-weight-asian="bold" style:font-size-complex="13pt" style:font-weight-complex="bold"/>
    </style:style>
    <style:style style:name="wiersz_20_2" style:display-name="wiersz 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wiersz_20_4" style:display-name="wiersz 4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Tabele_20_3" style:display-name="Tabele 3" style:family="paragraph" style:parent-style-name="Standard">
      <style:paragraph-properties style:writing-mode="page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_20_1" style:display-name="Tabela 1" style:family="paragraph" style:parent-style-name="Table_20_Contents">
      <style:paragraph-properties style:writing-mode="pag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abele_20_3" style:display-name="tabele 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c5cf" officeooo:paragraph-rsid="000dc5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24.453543972</meta:creation-date>
    <dc:date>2017-10-30T09:39:56.709836581</dc:date>
    <meta:editing-duration>PT3M39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1" meta:paragraph-count="56" meta:word-count="328" meta:character-count="2212" meta:non-whitespace-character-count="1955"/>
  </office:meta>
</office:document-meta>
</file>